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[189?]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Ritualism., Judaism--Rites and ceremonie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8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2">S. MORAIS,/</text:p>
      <text:p text:style-name="P2">546 N. FIFTH STREET./</text:p>
      <text:p text:style-name="P2"/>
      <text:p text:style-name="P3">PHILADELPHIA, 189/</text:p>
      <text:p text:style-name="P3"/>
      <text:p text:style-name="P2">[Page 1]</text:p>
      <text:p text:style-name="P2">What is my duty, as a <text:span text:style-name="T2">representative of the</text:span><text:span text:style-name="T5"> religionist/ </text:span><text:span text:style-name="T2">that</text:span><text:span text:style-name="T5"> who acknowledges that ceremonialism </text:span><text:span text:style-name="T2">as to have</text:span><text:span text:style-name="T5"> has had an/ origin equally Divine as the laws of morality? <text:s/>It/ is, I think, to prove that I stand </text:span><text:span text:style-name="T2">on</text:span><text:span text:style-name="T5"> upon firm, not/ upon shifting, ground. <text:s/>If according to the evolu-/-tionary theory, applied now a days to Judaism as to/ the development of sciences, </text:span><text:span text:style-name="T2">much</text:span><text:span text:style-name="T5"> all the ritualism that the five/ books of Moses ordained, the hand of time has/ rolled away and buried, </text:span><text:span text:style-name="T2">from</text:span><text:span text:style-name="T5"> out of sight; if men </text:span><text:span text:style-name="T2">of Israel</text:span><text:span text:style-name="T5"> whom a heavenly/ genius inspired to </text:span><text:span text:style-name="T2">speak</text:span><text:span text:style-name="T5"> teach Israel, declared </text:span><text:span text:style-name="T2">ceremonialism the</text:span><text:span text:style-name="T5"> Pentateuchal statutes/ </text:span><text:span text:style-name="T2">obsolete and</text:span><text:span text:style-name="T5"> unbinding and obsolete, then I have misled my/ people and robbed them of their substance. <text:s/>No sy-/-nagogue worship, no scroll of the Torah in yonder ark, no fasts, no fes-/-tivals, no outward observance</text:span><text:span text:style-name="T2">s</text:span><text:span text:style-name="T5"> whatever needs be/ kept up. <text:s/>The ethic culture system is right, practical Judaism is wrong. <text:s/>If the prophets who arose in the/ days of the Hebrew monarchy, when luxury begot/ voluptuousness, the love of power despotism,/ a cringing spirit of imitation, gave birth to de-/-basing idolatry; if our Isaiah, our Amos and/ Micah and all that galaxy of luminaries that/</text:span></text:p>
      <text:p text:style-name="P2"><text:span text:style-name="T5"/></text:p>
      <text:p text:style-name="P2"><text:span text:style-name="T5">[Page 2]</text:span></text:p>
      <text:p text:style-name="P2"><text:soft-page-break/><text:span text:style-name="T5">shone brightly in our sky, displayed to our/ vision a belief which had repudiated all external/ </text:span><text:span text:style-name="T2">practices</text:span><text:span text:style-name="T5"> rites as enjoined in the </text:span><text:span text:style-name="T2">Pentateuch</text:span><text:span text:style-name="T5"> five books, then I must/ unequivocally confess that I have asked obedience/ to what my superiors pronounced </text:span><text:span text:style-name="T2">utter</text:span><text:span text:style-name="T5"> vanity of vanities./</text:span></text:p>
      <text:p text:style-name="P2"><text:span text:style-name="T5"><text:tab/>But I have indeed tried to read </text:span><text:span text:style-name="T2">the</text:span><text:span text:style-name="T5"> my Bible/ without bias and have </text:span><text:span text:style-name="T2">discovered</text:span><text:span text:style-name="T5"> found that none of/ those celestially gifted seers of our nation, railed/ against </text:span><text:span text:style-name="T2">rites and practices of</text:span><text:span text:style-name="T5"> the institution of ordinancy as in the Jewish faith./ <text:s/>There stands the son of Amoz, foremost not/ in chronological order but by virtue of the po-/-wers which stirred within his soul. <text:s/>What is the/ burden of his complaints? <text:s/>That his contempora-/-ries </text:span><text:span text:style-name="T2">observed</text:span><text:span text:style-name="T5"> celebrated Sabbaths and new moons, that they/ offered prayer sand sacrifices? <text:s/>Never, He calls/ unholy the Sabbath kept outwardly, while in-/-wardly </text:span><text:span text:style-name="T2">profanity</text:span><text:span text:style-name="T5"> wickedness is being nurtured. <text:s/>[Hebrew]/ He proclaimed the oblation on the copper altar/ and the incense burnt on the golden one an abomination,/ when the hands which made the presentation were/ stained with the blood of iniquities. <text:s/>[Hebrew]/ I read further the orations of that impassioned./</text:span></text:p>
      <text:p text:style-name="P2"><text:span text:style-name="T5"/></text:p>
      <text:p text:style-name="P2"><text:span text:style-name="T5">[Page 3]</text:span></text:p>
      <text:p text:style-name="P2"><text:span text:style-name="T5">preacher and discover in the thirtieth </text:span><text:span text:style-name="T2">chapter</text:span><text:span text:style-name="T5"> division/ of his magnificent writings a clear allusion/ to our national festivals, not disparagingly but/ encouragingly. <text:s/>Predicting the </text:span><text:span text:style-name="T2">defeat</text:span><text:span text:style-name="T5"> fall of Assyria on/ Jewish soil, he says to affrighted Judah: "ye shall/ </text:span><text:span text:style-name="T2">have</text:span><text:span text:style-name="T5"> raise a song as on the night when a holy feast/ is kept, and gladness of heart as one who </text:span><text:span text:style-name="T2">goeth</text:span><text:span text:style-name="T5">/ walketh at the sound of drums to go to the mount-/-ain of the Lord, to the Rock of Israel."/</text:span></text:p>
      <text:p text:style-name="P2"><text:span text:style-name="T5">I shall not enter the lists against </text:span><text:span text:style-name="T2">those</text:span><text:span text:style-name="T5"> critics who/ deny to Isaiah the authorship of a vast/ portion of the sublime effusions which go by his name. <text:s/>I let that/ question set at rest, but I </text:span><text:span text:style-name="T2">find</text:span><text:span text:style-name="T5"> notice that the ancient/ author of today's </text:span><text:span text:style-name="T6">Haftarah</text:span><text:span text:style-name="T7">, recognized Abraham/ as the founder of the Hebrew people and his/ descendants as the chosen race--a fact now </text:span><text:span text:style-name="T3">described</text:span><text:span text:style-name="T7"> considered/ a sheer illusion; an illiberal boast. <text:s/>A person/ must determinedly turn away </text:span><text:span text:style-name="T3">turn away</text:span><text:span text:style-name="T7"> from/ truth not to behold what is luminously clear;/ How the fifty sixth chapter of Isaiah--/</text:span></text:p>
      <text:p text:style-name="P2"><text:span text:style-name="T7"/></text:p>
      <text:p text:style-name="P2"><text:span text:style-name="T7">[Page 4]</text:span></text:p>
      <text:p text:style-name="P2"><text:span text:style-name="T7">call it deutero, if you so prefer--how it dwells on the/ performance of the </text:span><text:span text:style-name="T6">Berith</text:span><text:span text:style-name="T7">, God's covenant with/ Israel and on the blessings vouchsafed to those/ who hold fast thereon [Hebrew] and does not that grandest of/ Isaiah's orations which fittingly resounds in every sy-/-nagogue in the morning of the day of atone-/-ment, does it not demonstrate that only a/ hypocritical fast is hateful in the sight of/ the perfect God, not the fast of repentance/ and contrition? <text:s/>I love the plebean[sic!]/ shepherd, who disclaimed </text:span><text:span text:style-name="T3">any</text:span><text:span text:style-name="T7"> a high extraction and per-/-sonal distinction. <text:s/>Amos is fearless in his denun-/-ciations of sin. <text:s/>Hear his oratory. <text:s/>God abhors/ the burnt offerings you </text:span><text:span text:style-name="T3">give</text:span><text:span text:style-name="T7"> presented; He will have none/ of the fat beasts whose blood is reeking on the sides of/ the altar. <text:s/></text:span><text:span text:style-name="T3">In</text:span><text:span text:style-name="T7"> Justice He delights in. <text:s/>Let </text:span><text:span text:style-name="T3">that</text:span><text:span text:style-name="T7"> justice flow like/ water; let righteousness stream forth continually./ <text:s/>Forty years ye wandered in wildernesses. <text:s/>You did/ not possess then the abundant sheep and oxen with/ which you now conceive to purchase pardon; </text:span><text:span text:style-name="T3">and</text:span><text:span text:style-name="T7"> to/ appease God's anger against wilful[sic!] transgressions./ <text:s/>Hate wrong, love right make probity your Ruler./</text:span></text:p>
      <text:p text:style-name="P2"><text:span text:style-name="T7"/></text:p>
      <text:p text:style-name="P2"><text:span text:style-name="T7">[Page 5]</text:span></text:p>
      <text:p text:style-name="P2"><text:span text:style-name="T7">The Lord God of hosts may then have compassion/ on the remnant of Joseph, or, the doomed ten tribes./ <text:s/>Does that upbraiding involve a denial of ceremo-/-nial Judaism, or the selection of Israel as God's/ people? <text:s/>Listen [Hebrew]/ "You only have I known (namely distinctly separated) from/ among all families of the earth, therefore I will visit/ upon you all your iniquities." <text:s/>And to accentuate/ the importance of abiding by Mosaic regulations,/ Amos reproaches a deviation from ritual observances./ <text:s/>[Hebrew] <text:s/>You have </text:span><text:span text:style-name="T3">sa</text:span><text:span text:style-name="T7"> offered a sacrifice of thanks-/-giving of that which is leavened, (against an ordinance/ recorded in Leviticus). <text:s/>Micah struck a respon-/-sive chord, vibrating on every mind that thinks aright,/ when he said that neither the blood of thousands/ of rams, nor of then thousand</text:span><text:span text:style-name="T3">s of</text:span><text:span text:style-name="T7"> rivers </text:span><text:soft-page-break/><text:span text:style-name="T7">of consecrated oil/ can wash away </text:span><text:span text:style-name="T3">transgressions wanton</text:span><text:span text:style-name="T7"> intentional trespasses; that justice, mercy/ and a humble demeanour will draw us near to God,/ but Micah said also that though all peoples/ should walk after their own deities ,we, the Lord's/ people must </text:span><text:span text:style-name="T3">in</text:span><text:span text:style-name="T7"> walk always after our God, mean-/-ing, that our conduct shall be characteristically Jewish./</text:span></text:p>
      <text:p text:style-name="P2"><text:span text:style-name="T7"/></text:p>
      <text:p text:style-name="P2"><text:span text:style-name="T7">[Page 6]</text:span></text:p>
      <text:p text:style-name="P2"><text:span text:style-name="T7">And how so, if not </text:span><text:span text:style-name="T3">through</text:span><text:span text:style-name="T7"> by a consistent adherence to the statutes/ of Mosaism? <text:s/>It is far from my/ thoughts to engage in polemics. <text:s/>They help nothing,/ if they do not rather give room to misconstructions; if they/ be not interpreted as an unwarrantable disposition/ to set oneself up as a public mentor, and add ir-/-ritation--which I wish to avoid--</text:span><text:span text:style-name="T3">rather than bring about a</text:span><text:span text:style-name="T7"> instead of effecting the desired remedy. <text:s/>A dis-/-tasteful experience warns me; but when youths/ who have not studied their religion, hear with a/ positiveness which sounds like a </text:span><text:span text:style-name="T3">verity</text:span><text:span text:style-name="T7"> decisive proof, that Neb</text:span><text:span text:style-name="T8">ü</text:span><text:span text:style-name="T9">sm[?]/ or prophetism, is inimical to ceremonialism, that/ from the heights which inspiration has reached, it thun-/-ders out a protest against external forms and rites,/ I am impelled to show the contrary, lest </text:span><text:span text:style-name="T4">also</text:span><text:span text:style-name="T9"> some/ </text:span><text:span text:style-name="T4">also</text:span><text:span text:style-name="T9"> under my guidance be also led astray. <text:s/>The/ great Seers of Israel did rebuke our forefathers for having/ made ceremonialism the </text:span><text:span text:style-name="T4">end, not the object</text:span><text:span text:style-name="T9"> be all and end all of religion,/ </text:span><text:span text:style-name="T4">the all in all in the life of the Jew,</text:span><text:span text:style-name="T9"> but they learned/ to administer the rebuke from their greatest Master/ [Hebrew] the Archprophet, who had </text:span><text:span text:style-name="T4">who</text:span><text:span text:style-name="T9"> originally taught ceremonialism. <text:s/></text:span><text:span text:style-name="T4">All</text:span><text:span text:style-name="T9"> Every one remembers/ his exhortation as in the 10th chapter of Deuteronomy./</text:span></text:p>
      <text:p text:style-name="P2"><text:span text:style-name="T9"/></text:p>
      <text:p text:style-name="P2"><text:span text:style-name="T9">[Page 7]</text:span></text:p>
      <text:p text:style-name="P2"><text:span text:style-name="T9">He asks what the Lord, who is Omnipotent and/ to whom all belongs, demands of us, and he answers that/ to love and fear </text:span><text:span text:style-name="T4">Him and serve</text:span><text:span text:style-name="T9"> Him with all our hearts and/ soul, and copy His ways is to do His request. <text:s/>Then fol-/-lows a delineation of the attributes of God, whom we must/ imitate [Hebrew]. <text:s/>He pleads for the orphan and widow; He/ cares for the stranger, giving him bread and raiment./</text:span></text:p>
      <text:p text:style-name="P2"><text:span text:style-name="T9"><text:tab/>Jeremiah with the irony of offended right-/-eousness tells </text:span><text:span text:style-name="T4">his</text:span><text:span text:style-name="T9"> the Israelites of his age that the flesh/ of animals laid </text:span><text:span text:style-name="T4">an</text:span><text:span text:style-name="T9"> on the altar may be eaten by those/ who offer it, because the heart is hollow, while/ the Temple abounds with gifts. <text:s/>But how emphatic/ is the inspired priest of Anathoth about the/ sanctity of the seventh day, [Hebrew] nor does he deprecate/ outward forms, since we read in the thirty sixth/ chapter of his book, that he would have worshipped[sic!]/ in the house of the Lord </text:span><text:span text:style-name="T4">[?]</text:span><text:span text:style-name="T9"> upon </text:span><text:span text:style-name="T4">ad</text:span><text:span text:style-name="T9"> a day of public/ fasting, had he not been then shut up in a prison./</text:span></text:p>
      <text:p text:style-name="P2"><text:span text:style-name="T9"><text:tab/>And who does not know that Ezekiel expressed/ </text:span><text:span text:style-name="T4">it</text:span><text:span text:style-name="T9"> as a source of self satisfaction his </text:span><text:span text:style-name="T4">not</text:span><text:span text:style-name="T9"> having/ </text:span><text:span text:style-name="T4">all any</text:span><text:span text:style-name="T9"> never partaken of prohibited food? <text:s/>[Hebrew]/ All are familiarly acquainted </text:span><text:span text:style-name="T4">are all</text:span><text:span text:style-name="T9"> with the history/</text:span></text:p>
      <text:p text:style-name="P2"><text:span text:style-name="T9"/></text:p>
      <text:p text:style-name="P2"><text:span text:style-name="T9">[Page 8]</text:span></text:p>
      <text:p text:style-name="P2"><text:span text:style-name="T9">Daniel and his three fellow exiles, who determinedly/ refused to feed </text:span><text:span text:style-name="T4">w</text:span><text:span text:style-name="T9"> upon what the Mosaic code for-/bids. <text:s/>I cite them, although not numbered among/ prophets, </text:span><text:span text:style-name="T4">to</text:span><text:span text:style-name="T9"> because like Ezekiel their contemporary, trans-/-ported to Babylon, they carried out in Chaldea what/ all the Seers in the Holy Land regarded as obligatory./ <text:s/>Malachi has been </text:span><text:span text:style-name="T4">cited</text:span><text:span text:style-name="T9"> noted, as among the liberals who/ did not </text:span><text:span text:style-name="T4">care for</text:span><text:span text:style-name="T9"> attach importance to external practices, but the last of/ our prophets, while pleading for conjugal fidelity/ and purity of conduct, is he that insist upon </text:span><text:span text:style-name="T4">[?]</text:span><text:span text:style-name="T9"> of-/-ferings and tithes. <text:s/>Let us then recognize this/ irrefutable truth. <text:s/>Morality is the ground work of/ our religion--so proclaims the Hebrew Bible throughout--/ Never </text:span><text:span text:style-name="T4">has</text:span><text:span text:style-name="T9"> even remotely has the Pentateuch intimated/ that to attend to ceremonies is to be </text:span><text:span text:style-name="T4">exp</text:span><text:span text:style-name="T9"> exempt from/ the discharge of sacred obligations which we owe</text:span><text:span text:style-name="T4">,</text:span><text:span text:style-name="T9"> our/ fellow creatures. <text:s/>Never; but our own sense, history/ and the combined wisdom of centuries proclaim that forms/ are essential and indispensable for the maintenance/ of a race devoted to an idea, which has not yet/ taken root, and which must be held fast upon/</text:span></text:p>
      <text:p text:style-name="P2"><text:span text:style-name="T9"/></text:p>
      <text:p text:style-name="P2"><text:soft-page-break/><text:span text:style-name="T9">[Page 9]</text:span></text:p>
      <text:p text:style-name="P2"><text:span text:style-name="T9">even by tangible signs, as reminders to the house of Israel of their origin and/ destiny to accomplish the highest purpose, as the magnificent orator/ of whose effusions we have read says it [Hebrew]/ [Hebrew]. <text:s/>"I have set thee as a light to nations, to/ be My salvation unto the end of the earth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1:17:39.76</meta:creation-date>
    <meta:document-statistic meta:table-count="0" meta:image-count="0" meta:object-count="0" meta:page-count="5" meta:paragraph-count="86" meta:word-count="1794" meta:character-count="11033"/>
    <dc:date>2013-02-04T12:02:49.25</dc:date>
    <meta:editing-duration>PT13M3S</meta:editing-duration>
    <meta:editing-cycles>1</meta:editing-cycles>
    <meta:generator>OpenOffice.org/3.4.1$Win32 OpenOffice.org_project/341m1$Build-9593</meta:generator>
  </office:meta>
</office:document-meta>
</file>